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T2">
span('Strong Emphaisis',options.title)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3" table:style-name="Table3.B4">
            <text:p text:style-name="Table_20_Contents">
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3" table:style-name="Table3.B5">
            <text:p text:style-name="Table_20_Contents">
Via delle Montagne Rocciose, fra due settimana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3" table:style-name="Table3.B5">
            <text:p text:style-name="Table_20_Contents">
20 %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0:33</dc:date>
    <meta:editing-cycles>220</meta:editing-cycles>
    <meta:editing-duration>PT9H37M4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8"/>
  </office:meta>
</office:document-meta>
</file>